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04900000029820C0EFFCF00E279.png" manifest:media-type="image/png"/>
  <manifest:file-entry manifest:full-path="Pictures/1000078D0000079600000434DC3F2065388235A1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c0c0c0" draw:marker-start-width="0.275cm" draw:marker-end-width="0.275cm" draw:fill="solid" draw:fill-color="#c0c0c0" draw:opacity="100%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c0c0c0" draw:fill="solid"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cm" fo:min-width="5.751cm"/>
    </style:style>
    <style:style style:name="gr9" style:family="graphic" style:parent-style-name="objectwithoutfill">
      <style:graphic-properties svg:stroke-color="#c0c0c0" draw:fill="none" draw:textarea-vertical-align="middle"/>
    </style:style>
    <style:style style:name="gr10" style:family="graphic" style:parent-style-name="standard">
      <style:graphic-properties svg:stroke-color="#c0c0c0" draw:fill="solid" draw:fill-color="#c0c0c0" draw:textarea-horizontal-align="justify" draw:textarea-vertical-align="middle" draw:auto-grow-height="false"/>
    </style:style>
    <style:style style:name="gr1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2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13" style:family="graphic" style:parent-style-name="standard">
      <style:graphic-properties svg:stroke-color="#e6e6ff" draw:fill="solid" draw:fill-color="#e6e6ff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e6e6ff"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7.75cm" fo:min-width="14.2cm"/>
    </style:style>
    <style:style style:name="gr17" style:family="graphic" style:parent-style-name="standard">
      <style:graphic-properties draw:stroke="solid" draw:stroke-dash="Ultrafine_20_Dotted_20__28_var_29_" svg:stroke-color="#000000" draw:fill="solid" draw:fill-color="#c0c0c0" draw:textarea-horizontal-align="justify" draw:textarea-vertical-align="middle" draw:auto-grow-height="false" fo:min-height="0.65cm" fo:min-width="14.2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7.55cm" fo:min-width="14.2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8.45cm" fo:min-width="14.2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.85cm" fo:min-width="6.6cm"/>
    </style:style>
    <style:style style:name="gr21" style:family="graphic" style:parent-style-name="standard">
      <style:graphic-properties draw:textarea-horizontal-align="justify" draw:textarea-vertical-align="middle" draw:auto-grow-height="false" fo:min-height="0.95cm" fo:min-width="0.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1.85cm" fo:min-width="3.298cm"/>
    </style:style>
    <style:style style:name="gr24" style:family="graphic" style:parent-style-name="standard">
      <style:graphic-properties draw:fill="solid" draw:fill-color="#ffffff" draw:textarea-horizontal-align="justify" draw:textarea-vertical-align="middle" draw:auto-grow-height="false" fo:min-height="1.85cm" fo:min-width="3.198cm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.85cm" fo:min-width="3.218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1.85cm" fo:min-width="4.896cm"/>
    </style:style>
    <style:style style:name="gr27" style:family="graphic" style:parent-style-name="standard">
      <style:graphic-properties svg:stroke-color="#000000" draw:fill="solid" draw:fill-color="#e6e6ff" draw:textarea-horizontal-align="justify" draw:textarea-vertical-align="middle" draw:auto-grow-height="false" draw:shadow="hidden"/>
    </style:style>
    <style:style style:name="gr28" style:family="graphic" style:parent-style-name="standard">
      <style:graphic-properties draw:stroke="solid" draw:stroke-dash="Ultrafine_20_Dotted_20__28_var_29_" svg:stroke-color="#000000" draw:fill="solid" draw:fill-color="#eeeeee" draw:textarea-horizontal-align="justify" draw:textarea-vertical-align="middle" draw:auto-grow-height="false" fo:min-height="0.25cm" fo:min-width="1.5cm"/>
    </style:style>
    <style:style style:name="gr29" style:family="graphic" style:parent-style-name="standard">
      <style:graphic-properties draw:textarea-horizontal-align="justify" draw:textarea-vertical-align="middle" draw:auto-grow-height="false" fo:min-height="0.645cm" fo:min-width="0.695cm"/>
    </style:style>
    <style:style style:name="gr30" style:family="graphic" style:parent-style-name="standard">
      <style:graphic-properties draw:stroke="none" draw:stroke-dash="Ultrafine_20_Dotted_20__28_var_29_" svg:stroke-color="#000000" draw:fill="solid" draw:fill-color="#ffffff" draw:textarea-horizontal-align="justify" draw:textarea-vertical-align="middle" draw:auto-grow-height="false" fo:min-height="0.25cm" fo:min-width="6.8cm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7.15cm" fo:min-width="14cm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0.25cm" fo:min-width="3.2cm"/>
    </style:style>
    <style:style style:name="gr33" style:family="graphic" style:parent-style-name="standard">
      <style:graphic-properties draw:fill-color="#ffffff" draw:textarea-horizontal-align="justify" draw:textarea-vertical-align="middle" draw:auto-grow-height="false" fo:min-height="0.25cm" fo:min-width="2.2cm"/>
    </style:style>
    <style:style style:name="gr34" style:family="graphic" style:parent-style-name="standard">
      <style:graphic-properties draw:textarea-horizontal-align="justify" draw:textarea-vertical-align="middle" draw:auto-grow-height="false" fo:min-height="2.75cm" fo:min-width="9.4cm"/>
    </style:style>
    <style:style style:name="gr35" style:family="graphic" style:parent-style-name="standard">
      <style:graphic-properties draw:textarea-horizontal-align="justify" draw:textarea-vertical-align="middle" draw:auto-grow-height="false" fo:min-height="0.35cm" fo:min-width="0.2cm"/>
    </style:style>
    <style:style style:name="gr36" style:family="graphic" style:parent-style-name="standard">
      <style:graphic-properties draw:fill-color="#59c5c7" draw:textarea-horizontal-align="justify" draw:textarea-vertical-align="middle" draw:auto-grow-height="false" fo:min-height="0.35cm" fo:min-width="9.4cm"/>
    </style:style>
    <style:style style:name="gr37" style:family="graphic" style:parent-style-name="standard">
      <style:graphic-properties draw:stroke="none" draw:stroke-dash="Ultrafine_20_Dotted_20__28_var_29_" svg:stroke-color="#000000" draw:fill="solid" draw:fill-color="#ffffff" draw:textarea-horizontal-align="justify" draw:textarea-vertical-align="middle" draw:auto-grow-height="false" fo:min-height="0.15cm" fo:min-width="1.5cm"/>
    </style:style>
    <style:style style:name="gr38" style:family="graphic" style:parent-style-name="standard">
      <style:graphic-properties draw:stroke="none" draw:stroke-dash="Ultrafine_20_Dotted_20__28_var_29_" svg:stroke-color="#000000" draw:fill="solid" draw:fill-color="#ffffff" draw:textarea-horizontal-align="justify" draw:textarea-vertical-align="middle" draw:auto-grow-height="false" fo:min-height="0.25cm" fo:min-width="2.3cm"/>
    </style:style>
    <style:style style:name="gr39" style:family="graphic" style:parent-style-name="standard">
      <style:graphic-properties draw:stroke="none" draw:stroke-dash="Ultrafine_20_Dotted_20__28_var_29_" svg:stroke-color="#000000" draw:fill="solid" draw:fill-color="#ffffff" draw:textarea-horizontal-align="justify" draw:textarea-vertical-align="middle" draw:auto-grow-height="false" fo:min-height="0.25cm" fo:min-width="1.5cm"/>
    </style:style>
    <style:style style:name="gr40" style:family="graphic" style:parent-style-name="standard">
      <style:graphic-properties draw:stroke="solid" draw:stroke-dash="Ultrafine_20_Dotted_20__28_var_29_" svg:stroke-color="#000000" draw:fill="solid" draw:fill-color="#eeeeee" draw:textarea-horizontal-align="justify" draw:textarea-vertical-align="middle" draw:auto-grow-height="false" fo:min-height="0.25cm" fo:min-width="2.3cm"/>
    </style:style>
    <style:style style:name="gr41" style:family="graphic" style:parent-style-name="standard">
      <style:graphic-properties draw:stroke="none" draw:stroke-dash="Ultrafine_20_Dotted_20__28_var_29_" svg:stroke-color="#000000" draw:fill="solid" draw:fill-color="#ffffff" draw:textarea-horizontal-align="justify" draw:textarea-vertical-align="middle" draw:auto-grow-height="false" fo:min-height="0.25cm" fo:min-width="3.1cm"/>
    </style:style>
    <style:style style:name="gr42" style:family="graphic" style:parent-style-name="standard">
      <style:graphic-properties draw:textarea-horizontal-align="justify" draw:textarea-vertical-align="middle" draw:auto-grow-height="false" fo:min-height="3.35cm" fo:min-width="9.4cm"/>
    </style:style>
    <style:style style:name="gr43" style:family="graphic" style:parent-style-name="standard">
      <style:graphic-properties svg:stroke-color="#000000" draw:fill-color="#eeeeee" draw:textarea-horizontal-align="justify" draw:textarea-vertical-align="middle" draw:auto-grow-height="false" fo:min-height="7.15cm" fo:min-width="14cm"/>
    </style:style>
    <style:style style:name="gr44" style:family="graphic" style:parent-style-name="standard">
      <style:graphic-properties draw:fill-color="#ffffff" draw:textarea-horizontal-align="justify" draw:textarea-vertical-align="middle" draw:auto-grow-height="false" fo:min-height="0.25cm" fo:min-width="2.4cm"/>
    </style:style>
    <style:style style:name="gr45" style:family="graphic" style:parent-style-name="standard">
      <style:graphic-properties draw:fill-color="#ffffff" draw:textarea-horizontal-align="justify" draw:textarea-vertical-align="middle" draw:auto-grow-height="false" fo:min-height="0.25cm" fo:min-width="2.999cm"/>
    </style:style>
    <style:style style:name="gr46" style:family="graphic" style:parent-style-name="standard">
      <style:graphic-properties svg:stroke-color="#000000" draw:fill-color="#eeeeee" draw:textarea-horizontal-align="justify" draw:textarea-vertical-align="middle" draw:auto-grow-height="false" fo:min-height="7.85cm" fo:min-width="14cm"/>
    </style:style>
    <style:style style:name="gr47" style:family="graphic" style:parent-style-name="standard">
      <style:graphic-properties draw:fill-color="#ffffff" draw:textarea-horizontal-align="justify" draw:textarea-vertical-align="middle" draw:auto-grow-height="false" fo:min-height="0.15cm" fo:min-width="2.4cm"/>
    </style:style>
    <style:style style:name="gr48" style:family="graphic" style:parent-style-name="standard">
      <style:graphic-properties draw:textarea-horizontal-align="justify" draw:textarea-vertical-align="middle" draw:auto-grow-height="false" fo:min-height="0.45cm" fo:min-width="1.2cm"/>
    </style:style>
    <style:style style:name="gr49" style:family="graphic" style:parent-style-name="standard">
      <style:graphic-properties draw:textarea-horizontal-align="justify" draw:textarea-vertical-align="middle" draw:auto-grow-height="false" fo:min-height="0.445cm" fo:min-width="0.695cm"/>
    </style:style>
    <style:style style:name="gr50" style:family="graphic" style:parent-style-name="standard">
      <style:graphic-properties draw:textarea-horizontal-align="justify" draw:textarea-vertical-align="middle" draw:auto-grow-height="false" fo:min-height="2.75cm" fo:min-width="3.5cm"/>
    </style:style>
    <style:style style:name="gr51" style:family="graphic" style:parent-style-name="standard">
      <style:graphic-properties draw:fill-color="#59c5c7" draw:textarea-horizontal-align="justify" draw:textarea-vertical-align="middle" draw:auto-grow-height="false" fo:min-height="0.35cm" fo:min-width="3.5cm"/>
    </style:style>
    <style:style style:name="gr52" style:family="graphic" style:parent-style-name="standard">
      <style:graphic-properties draw:textarea-horizontal-align="justify" draw:textarea-vertical-align="middle" draw:auto-grow-height="false" fo:min-height="0.45cm" fo:min-width="3.6cm"/>
    </style:style>
    <style:style style:name="gr53" style:family="graphic" style:parent-style-name="standard">
      <style:graphic-properties svg:stroke-width="0.028cm" draw:marker-start-width="0.242cm" draw:marker-end-width="0.242cm" draw:fill-color="#eeeeee" draw:textarea-horizontal-align="justify" draw:textarea-vertical-align="middle" draw:auto-grow-height="false" fo:min-height="3.95cm" fo:min-width="8.4cm" fo:padding-top="0.139cm" fo:padding-bottom="0.139cm" fo:padding-left="0.264cm" fo:padding-right="0.264cm"/>
    </style:style>
    <style:style style:name="gr54" style:family="graphic" style:parent-style-name="standard">
      <style:graphic-properties draw:fill-color="#dddddd" draw:textarea-horizontal-align="justify" draw:textarea-vertical-align="middle" draw:auto-grow-height="false" fo:min-height="0.15cm" fo:min-width="2.4cm"/>
    </style:style>
    <style:style style:name="gr55" style:family="graphic" style:parent-style-name="standard">
      <style:graphic-properties draw:fill-color="#ffffff" draw:textarea-horizontal-align="justify" draw:textarea-vertical-align="middle" draw:auto-grow-height="false" fo:min-height="3.05cm" fo:min-width="2cm"/>
    </style:style>
    <style:style style:name="gr56" style:family="graphic" style:parent-style-name="standard">
      <style:graphic-properties draw:textarea-horizontal-align="justify" draw:textarea-vertical-align="middle" draw:auto-grow-height="false" fo:min-height="0.85cm" fo:min-width="0.9cm"/>
    </style:style>
    <style:style style:name="gr5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9" style:family="graphic" style:parent-style-name="standard">
      <style:graphic-properties svg:stroke-width="0.028cm" draw:marker-start-width="0.242cm" draw:marker-end-width="0.242cm" draw:fill-color="#eeeeee" draw:textarea-horizontal-align="justify" draw:textarea-vertical-align="middle" draw:auto-grow-height="false" fo:min-height="3.922cm" fo:min-width="8.372cm" fo:padding-top="0.139cm" fo:padding-bottom="0.139cm" fo:padding-left="0.264cm" fo:padding-right="0.264cm"/>
    </style:style>
    <style:style style:name="P1" style:family="paragraph">
      <loext:graphic-properties draw:fill="solid" draw:fill-color="#c0c0c0" draw:opacity="100%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loext:graphic-properties draw:fill="solid" draw:fill-color="#e6e6ff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0c0c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ffffff"/>
      <style:text-properties style:font-name="Arial Black" fo:font-size="14pt" style:font-size-asian="14pt" style:font-size-complex="14pt"/>
    </style:style>
    <style:style style:name="P9" style:family="paragraph">
      <loext:graphic-properties draw:fill="solid" draw:fill-color="#dd4814"/>
      <style:paragraph-properties fo:text-align="center"/>
    </style:style>
    <style:style style:name="P10" style:family="paragraph">
      <loext:graphic-properties draw:fill="solid" draw:fill-color="#c0c0c0"/>
      <style:paragraph-properties fo:text-align="start"/>
      <style:text-properties fo:font-size="12pt" style:font-size-asian="12pt" style:font-size-complex="12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fo:font-size="6pt" style:font-size-asian="6pt" style:font-size-complex="6pt"/>
    </style:style>
    <style:style style:name="P15" style:family="paragraph">
      <style:text-properties fo:font-size="7pt"/>
    </style:style>
    <style:style style:name="P16" style:family="paragraph">
      <loext:graphic-properties draw:fill="none" draw:fill-color="#ffffff"/>
      <style:text-properties fo:font-size="7pt" style:font-size-asian="8pt" style:font-size-complex="8pt"/>
    </style:style>
    <style:style style:name="P17" style:family="paragraph">
      <style:paragraph-properties fo:text-align="center"/>
      <style:text-properties fo:font-size="5pt" style:font-size-asian="5pt" style:font-size-complex="5pt"/>
    </style:style>
    <style:style style:name="P18" style:family="paragraph">
      <loext:graphic-properties draw:fill="solid" draw:fill-color="#e6e6ff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="solid" draw:fill-color="#eeeeee"/>
      <style:paragraph-properties fo:text-align="start"/>
      <style:text-properties fo:font-size="12pt" style:font-size-asian="12pt" style:font-size-complex="12pt"/>
    </style:style>
    <style:style style:name="P20" style:family="paragraph">
      <style:paragraph-properties fo:text-align="center"/>
      <style:text-properties fo:font-size="9pt" style:font-size-asian="9pt" style:font-size-complex="9pt"/>
    </style:style>
    <style:style style:name="P21" style:family="paragraph">
      <loext:graphic-properties draw:fill="solid" draw:fill-color="#ffffff"/>
      <style:paragraph-properties fo:text-align="start"/>
      <style:text-properties fo:font-size="12pt" style:font-size-asian="12pt" style:font-size-complex="12pt"/>
    </style:style>
    <style:style style:name="P22" style:family="paragraph">
      <loext:graphic-properties draw:fill-color="#eeeeee"/>
      <style:paragraph-properties fo:text-align="center"/>
    </style:style>
    <style:style style:name="P23" style:family="paragraph">
      <loext:graphic-properties draw:fill="none" draw:fill-color="#ffffff"/>
      <style:text-properties fo:font-size="11pt" style:font-size-asian="11pt" style:font-size-complex="11pt"/>
    </style:style>
    <style:style style:name="P24" style:family="paragraph">
      <style:text-properties fo:font-size="9pt"/>
    </style:style>
    <style:style style:name="P25" style:family="paragraph">
      <loext:graphic-properties draw:fill="none" draw:fill-color="#ffffff"/>
      <style:text-properties fo:font-size="9pt" style:font-size-asian="11pt" style:font-size-complex="11pt"/>
    </style:style>
    <style:style style:name="P26" style:family="paragraph">
      <loext:graphic-properties draw:fill-color="#59c5c7"/>
      <style:paragraph-properties fo:text-align="center"/>
    </style:style>
    <style:style style:name="P27" style:family="paragraph">
      <style:text-properties fo:font-size="9pt" style:font-size-asian="9pt" style:font-size-complex="9pt"/>
    </style:style>
    <style:style style:name="P28" style:family="paragraph">
      <loext:graphic-properties draw:fill="none" draw:fill-color="#ffffff"/>
      <style:text-properties fo:font-size="9pt" style:font-size-asian="9pt" style:font-size-complex="9pt"/>
    </style:style>
    <style:style style:name="P29" style:family="paragraph">
      <style:paragraph-properties fo:text-align="center"/>
      <style:text-properties fo:font-size="8pt" style:font-size-asian="8pt" style:font-size-complex="8pt"/>
    </style:style>
    <style:style style:name="P30" style:family="paragraph">
      <loext:graphic-properties draw:fill-color="#dddddd"/>
      <style:paragraph-properties fo:text-align="center"/>
    </style:style>
    <style:style style:name="T1" style:family="text">
      <style:text-properties style:font-name="Arial Black"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size-asian="8pt" style:font-size-complex="8pt"/>
    </style:style>
    <style:style style:name="T5" style:family="text">
      <style:text-properties fo:font-size="5pt" style:font-size-asian="5pt" style:font-size-complex="5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ejemplo" draw:style-name="dp1" draw:master-page-name="Predefinito">
        <draw:path draw:style-name="gr1" draw:text-style-name="P1" draw:layer="layout" svg:width="3.649cm" svg:height="2.749cm" svg:x="3.65cm" svg:y="3.5cm" svg:viewBox="0 0 3650 2750" svg:d="M13 2747c-4-3-7-6-10-9s-3-8-3-13v-2700c0-5 1-9 3-12s6-7 10-10 7-3 12-3h3600c5 0 9 1 13 3s6 6 9 10 3 7 3 12v2700c0 5-1 9-3 13s-6 6-9 9-8 3-13 3h-3600c-5 0-9-1-12-3zM3550 2700l-1725-1294-1725 1294zM3600 75l-1733 1300 1733 1300zM100 50l1725 1294 1725-1294zM50 2675l1733-1300-1733-1300z">
          <text:p/>
        </draw:path>
        <draw:path draw:style-name="gr2" draw:text-style-name="P2" draw:layer="layout" svg:width="3.299cm" svg:height="2.599cm" svg:x="2.9cm" svg:y="7.6cm" svg:viewBox="0 0 3300 2600" svg:d="M0 200v-200h3300v200zM0 500v-200h2900v200zM0 800v-200h3000v200zM0 1100v-200h3200v200zM0 2300v-200h2900v200zM0 1700v-200h3300v200zM0 2000v-200h3300v200zM0 1400v-200h2900v200zM0 2600v-200h2100v200z">
          <text:p/>
        </draw:path>
        <draw:g>
          <draw:path draw:style-name="gr3" draw:text-style-name="P3" draw:layer="layout" svg:width="18.999cm" svg:height="0.699cm" svg:x="1cm" svg:y="1cm" svg:viewBox="0 0 19000 700" svg:d="M0 700v-438c0-131 101-262 202-262h18595c101 0 203 131 203 262v438z">
            <text:p/>
          </draw:path>
          <draw:custom-shape draw:style-name="gr4" draw:text-style-name="P4" draw:layer="layout" svg:width="0.3cm" svg:height="0.3cm" svg:x="1.3cm" svg:y="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3cm" svg:height="0.3cm" svg:x="1.8cm" svg:y="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3cm" svg:height="0.3cm" svg:x="2.3cm" svg:y="1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13.1cm" svg:height="0.4cm" svg:x="2.9cm" svg:y="1.1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5" draw:layer="layout" svg:width="19cm" svg:height="9.4cm" svg:x="1cm" svg:y="1.7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6" draw:layer="layout" svg:width="19cm" svg:height="0.9cm" svg:x="1cm" svg:y="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.4cm" svg:height="1.4cm" svg:x="1.5cm" svg:y="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8" draw:layer="layout" svg:width="6.251cm" svg:height="0.95cm" svg:x="9.3cm" svg:y="3cm">
          <draw:text-box>
            <text:p><text:span text:style-name="T1">Very import Headline</text:span></text:p>
          </draw:text-box>
        </draw:frame>
        <draw:line draw:style-name="gr9" draw:text-style-name="P5" draw:layer="layout" svg:x1="2.6cm" svg:y1="7cm" svg:x2="18.4cm" svg:y2="7cm">
          <text:p/>
        </draw:line>
        <draw:path draw:style-name="gr2" draw:text-style-name="P2" draw:layer="layout" svg:width="3.299cm" svg:height="1.099cm" svg:x="13.8cm" svg:y="9.5cm" svg:viewBox="0 0 3300 1100" svg:d="M0 800v-200h2900v200zM0 200v-200h3300v200zM0 500v-200h3300v200zM0 1100v-200h2100v200z">
          <text:p/>
        </draw:path>
        <draw:path draw:style-name="gr1" draw:text-style-name="P1" draw:layer="layout" svg:width="3.399cm" svg:height="1.749cm" svg:x="13.8cm" svg:y="7.5cm" svg:viewBox="0 0 3400 1750" svg:d="M12 1748c-4-2-7-3-9-6s-3-5-3-8v-1718c0-3 1-6 3-8s5-4 9-6 7-2 11-2h3353c5 0 8 1 12 2s6 3 8 6 4 5 4 8v1718c0 3-1 6-4 8s-4 4-8 6-7 2-12 2h-3353c-4 0-8-1-11-2zM3306 1718l-1606-823-1607 823zM3353 48l-1614 827 1614 827zM93 32l1607 823 1606-823zM47 1702l1614-827-1614-827z">
          <text:p/>
        </draw:path>
        <draw:path draw:style-name="gr2" draw:text-style-name="P2" draw:layer="layout" svg:width="3.299cm" svg:height="3.199cm" svg:x="8.3cm" svg:y="7.6cm" svg:viewBox="0 0 3300 3200" svg:d="M0 200v-200h3300v200zM0 500v-200h2900v200zM0 800v-200h3000v200zM0 1100v-200h3200v200zM0 2300v-200h2900v200zM0 1700v-200h3300v200zM0 2000v-200h3300v200zM0 1400v-200h2900v200zM0 2600v-200h2100v200zM0 2900v-200h3300v200zM0 3200v-200h2900v200z">
          <text:p/>
        </draw:path>
        <draw:custom-shape draw:style-name="gr2" draw:text-style-name="P2" draw:layer="layout" svg:width="0.1cm" svg:height="0.1cm" svg:x="9.5cm" svg:y="4.1cm">
          <text:p/>
          <draw:enhanced-geometry svg:viewBox="0 0 21600 21600" draw:type="rectangle" draw:enhanced-path="M 0 0 L 21600 0 21600 21600 0 21600 0 0 Z N"/>
        </draw:custom-shape>
        <draw:polygon draw:style-name="gr10" draw:text-style-name="P6" draw:layer="layout" svg:width="5.999cm" svg:height="0.299cm" svg:x="9.8cm" svg:y="4cm" svg:viewBox="0 0 6000 300" draw:points="0,300 0,0 6000,0 6000,300">
          <text:p/>
        </draw:polygon>
        <draw:custom-shape draw:style-name="gr2" draw:text-style-name="P2" draw:layer="layout" svg:width="0.1cm" svg:height="0.1cm" svg:x="9.5cm" svg:y="4.6cm">
          <text:p/>
          <draw:enhanced-geometry svg:viewBox="0 0 21600 21600" draw:type="rectangle" draw:enhanced-path="M 0 0 L 21600 0 21600 21600 0 21600 0 0 Z N"/>
        </draw:custom-shape>
        <draw:polygon draw:style-name="gr10" draw:text-style-name="P6" draw:layer="layout" svg:width="3.799cm" svg:height="0.299cm" svg:x="9.8cm" svg:y="4.5cm" svg:viewBox="0 0 3800 300" draw:points="0,300 0,0 3800,0 3800,300">
          <text:p/>
        </draw:polygon>
        <draw:custom-shape draw:style-name="gr2" draw:text-style-name="P2" draw:layer="layout" svg:width="0.1cm" svg:height="0.1cm" svg:x="9.5cm" svg:y="5.1cm">
          <text:p/>
          <draw:enhanced-geometry svg:viewBox="0 0 21600 21600" draw:type="rectangle" draw:enhanced-path="M 0 0 L 21600 0 21600 21600 0 21600 0 0 Z N"/>
        </draw:custom-shape>
        <draw:polygon draw:style-name="gr10" draw:text-style-name="P6" draw:layer="layout" svg:width="4.299cm" svg:height="0.299cm" svg:x="9.8cm" svg:y="5cm" svg:viewBox="0 0 4300 300" draw:points="0,300 0,0 4300,0 4300,300">
          <text:p/>
        </draw:polygon>
        <draw:custom-shape draw:style-name="gr11" draw:text-style-name="P4" draw:layer="layout" svg:width="4.2cm" svg:height="0.4cm" svg:x="15cm" svg:y="1.9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2.2cm" svg:height="0.6cm" svg:x="9.7cm" svg:y="5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2cm" svg:height="0.6cm" svg:x="12.5cm" svg:y="5.9cm">
          <text:p/>
          <draw:enhanced-geometry svg:viewBox="0 0 21600 21600" draw:type="rectangle" draw:enhanced-path="M 0 0 L 21600 0 21600 21600 0 21600 0 0 Z N"/>
        </draw:custom-shape>
        <draw:path draw:style-name="gr14" draw:text-style-name="P3" draw:layer="layout" svg:width="14.699cm" svg:height="0.699cm" svg:x="2.401cm" svg:y="13.701cm" svg:viewBox="0 0 14700 700" svg:d="M0 700v-438c0-131 78-262 156-262h14387c78 0 157 131 157 262v438z">
          <text:p/>
        </draw:path>
        <draw:custom-shape draw:style-name="gr15" draw:text-style-name="P4" draw:layer="layout" svg:width="0.3cm" svg:height="0.3cm" svg:x="2.5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cm" svg:height="0.3cm" svg:x="3.0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cm" svg:height="0.3cm" svg:x="3.501cm" svg:y="13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4.7cm" svg:height="8cm" svg:x="2.401cm" svg:y="14.4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4.7cm" svg:height="0.9cm" svg:x="2.401cm" svg:y="14.401cm">
          <text:p text:style-name="P12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Menu y familias" draw:style-name="dp1" draw:master-page-name="Predefinito">
        <draw:custom-shape draw:style-name="gr18" draw:text-style-name="P11" draw:layer="layout" svg:width="14.7cm" svg:height="7.8cm" svg:x="2.4cm" svg:y="3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path draw:style-name="gr14" draw:text-style-name="P3" draw:layer="layout" svg:width="14.699cm" svg:height="0.699cm" svg:x="2.4cm" svg:y="1.9cm" svg:viewBox="0 0 14700 700" svg:d="M0 700v-438c0-131 78-262 156-262h14387c78 0 157 131 157 262v438z">
          <text:p/>
        </draw:path>
        <draw:custom-shape draw:style-name="gr15" draw:text-style-name="P4" draw:layer="layout" svg:width="0.3cm" svg:height="0.3cm" svg:x="2.5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cm" svg:height="0.3cm" svg:x="3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cm" svg:height="0.3cm" svg:x="3.5cm" svg:y="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4.7cm" svg:height="8.7cm" svg:x="2.4cm" svg:y="2.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0" draw:layer="layout" svg:width="14.7cm" svg:height="0.9cm" svg:x="2.4cm" svg:y="2.6cm">
          <text:p text:style-name="P12"><text:span text:style-name="T2">Archivo Gestion Facturacion Almacen Lotes Utilidad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7.1cm" svg:height="2.1cm" svg:x="2.8cm" svg:y="4.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4" draw:layer="layout" svg:width="1.4cm" svg:height="1.2cm" svg:x="3.1cm" svg:y="4.9cm">
          <text:p text:style-name="P13"><text:span text:style-name="T3">ARTICUL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2" draw:text-style-name="P16" draw:layer="layout" svg:width="2.75cm" svg:height="0.526cm" svg:x="2.699cm" svg:y="4.031cm">
          <draw:text-box>
            <text:p text:style-name="P15"><text:span text:style-name="T4">MODULO GESTION</text:span></text:p>
          </draw:text-box>
        </draw:frame>
        <draw:custom-shape draw:style-name="gr21" draw:text-style-name="P14" draw:layer="layout" svg:width="1.4cm" svg:height="1.2cm" svg:x="4.801cm" svg:y="4.901cm">
          <text:p text:style-name="P13"><text:span text:style-name="T3">CLIEN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7" draw:layer="layout" svg:width="1.4cm" svg:height="1.2cm" svg:x="6.5cm" svg:y="4.9cm">
          <text:p text:style-name="P17"><text:span text:style-name="T5">PROVEEDO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7" draw:layer="layout" svg:width="1.4cm" svg:height="1.2cm" svg:x="8.201cm" svg:y="4.901cm">
          <text:p text:style-name="P17"><text:span text:style-name="T5">VENDEDOR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4" draw:layer="layout" svg:width="3.798cm" svg:height="2.1cm" svg:x="10.302cm" svg:y="4.50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7" draw:layer="layout" svg:width="1.4cm" svg:height="1.2cm" svg:x="10.602cm" svg:y="4.902cm">
          <text:p text:style-name="P17"><text:span text:style-name="T5">FACTURAC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2" draw:text-style-name="P16" draw:layer="layout" svg:width="3.419cm" svg:height="0.526cm" svg:x="10.201cm" svg:y="4.033cm">
          <draw:text-box>
            <text:p text:style-name="P15"><text:span text:style-name="T4">MODULO FACTURACION</text:span></text:p>
          </draw:text-box>
        </draw:frame>
        <draw:custom-shape draw:style-name="gr21" draw:text-style-name="P14" draw:layer="layout" svg:width="1.4cm" svg:height="1.2cm" svg:x="12.303cm" svg:y="4.903cm">
          <text:p text:style-name="P13"><text:span text:style-name="T3">AVERI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4" draw:layer="layout" svg:width="3.698cm" svg:height="2.1cm" svg:x="2.802cm" svg:y="7.5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4" draw:layer="layout" svg:width="1.4cm" svg:height="1.2cm" svg:x="3.102cm" svg:y="7.902cm">
          <text:p text:style-name="P13"><text:span text:style-name="T3">COMPR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2" draw:text-style-name="P16" draw:layer="layout" svg:width="2.835cm" svg:height="0.526cm" svg:x="2.701cm" svg:y="7.033cm">
          <draw:text-box>
            <text:p text:style-name="P15"><text:span text:style-name="T4">MODULO ALMACEN</text:span></text:p>
          </draw:text-box>
        </draw:frame>
        <draw:custom-shape draw:style-name="gr21" draw:text-style-name="P14" draw:layer="layout" svg:width="1.4cm" svg:height="1.2cm" svg:x="4.803cm" svg:y="7.903cm">
          <text:p text:style-name="P13"><text:span text:style-name="T3">STOC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4" draw:layer="layout" svg:width="3.718cm" svg:height="2.1cm" svg:x="6.782cm" svg:y="7.5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4" draw:layer="layout" svg:width="1.4cm" svg:height="1.2cm" svg:x="7.082cm" svg:y="7.853cm">
          <text:p text:style-name="P13"><text:span text:style-name="T3">LO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2" draw:text-style-name="P16" draw:layer="layout" svg:width="2.449cm" svg:height="0.526cm" svg:x="6.681cm" svg:y="7.084cm">
          <draw:text-box>
            <text:p text:style-name="P15"><text:span text:style-name="T4">MODULO LOTES</text:span></text:p>
          </draw:text-box>
        </draw:frame>
        <draw:custom-shape draw:style-name="gr21" draw:text-style-name="P17" draw:layer="layout" svg:width="1.4cm" svg:height="1.2cm" svg:x="8.783cm" svg:y="7.854cm">
          <text:p text:style-name="P17"><text:span text:style-name="T5">TR</text:span><text:span text:style-name="T5">AZ</text:span><text:span text:style-name="T5">AB</text:span><text:span text:style-name="T5">ILI</text:span><text:span text:style-name="T5">DA</text:span><text:span text:style-name="T5">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4" draw:layer="layout" svg:width="5.396cm" svg:height="2.1cm" svg:x="10.804cm" svg:y="7.55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4" draw:layer="layout" svg:width="1.4cm" svg:height="1.2cm" svg:x="11.104cm" svg:y="7.904cm">
          <text:p text:style-name="P13"><text:span text:style-name="T3">COPIA</text:span></text:p>
          <text:p text:style-name="P13"><text:span text:style-name="T3">SEGURID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2" draw:text-style-name="P16" draw:layer="layout" svg:width="3.093cm" svg:height="0.526cm" svg:x="10.703cm" svg:y="7.035cm">
          <draw:text-box>
            <text:p text:style-name="P15"><text:span text:style-name="T4">MODULO UTILIDADES</text:span></text:p>
          </draw:text-box>
        </draw:frame>
        <draw:custom-shape draw:style-name="gr21" draw:text-style-name="P14" draw:layer="layout" svg:width="1.4cm" svg:height="1.2cm" svg:x="12.805cm" svg:y="7.905cm">
          <text:p text:style-name="P13"><text:span text:style-name="T3">INFORM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14" draw:layer="layout" svg:width="1.4cm" svg:height="1.2cm" svg:x="14.504cm" svg:y="7.904cm">
          <text:p text:style-name="P14"><text:span text:style-name="T3">U</text:span><text:span text:style-name="T3">TI</text:span><text:span text:style-name="T3">LI</text:span><text:span text:style-name="T3">D</text:span><text:span text:style-name="T3">A</text:span><text:span text:style-name="T3">D</text:span><text:span text:style-name="T3">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path draw:style-name="gr27" draw:text-style-name="P18" draw:layer="layout" svg:width="14.699cm" svg:height="0.699cm" svg:x="2.5cm" svg:y="12.4cm" svg:viewBox="0 0 14700 700" svg:d="M0 700v-438c0-131 78-262 156-262h14387c78 0 157 131 157 262v438z">
          <text:p text:style-name="P13"><text:span text:style-name="T2">GESTION DE ARTICULOS</text:span></text:p>
        </draw:path>
        <draw:custom-shape draw:style-name="gr15" draw:text-style-name="P4" draw:layer="layout" svg:width="0.3cm" svg:height="0.3cm" svg:x="2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cm" svg:height="0.3cm" svg:x="3.1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cm" svg:height="0.3cm" svg:x="3.6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4.7cm" svg:height="8cm" svg:x="2.5cm" svg:y="13.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9" draw:layer="layout" svg:width="2cm" svg:height="0.5cm" svg:x="2.6cm" svg:y="13.1cm">
          <text:p text:style-name="P12"><text:span text:style-name="T6">FAMI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0" draw:layer="layout" svg:width="1.195cm" svg:height="0.895cm" svg:x="14.505cm" svg:y="9.905cm">
          <text:p text:style-name="P20"><text:span text:style-name="T7">SAL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21" draw:layer="layout" svg:width="7.3cm" svg:height="0.5cm" svg:x="4.7cm" svg:y="13.2cm">
          <text:p text:style-name="P12"><text:span text:style-name="T6">MATE</text:span><text:span text:style-name="T6">RIA <text:s/></text:span><text:span text:style-name="T6">PRIMA </text:span><text:span text:style-name="T6"><text:s/></text:span><text:span text:style-name="T6">ARTIC</text:span><text:span text:style-name="T6">ULOS <text:s/></text:span><text:span text:style-name="T6">TARIF</text:span><text:span text:style-name="T6">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2" draw:layer="layout" svg:width="14.5cm" svg:height="7.4cm" svg:x="2.519cm" svg:y="13.56cm">
          <text:p text:style-name="P13">Familias</text:p>
          <draw:enhanced-geometry svg:viewBox="0 0 21600 21600" draw:type="rectangle" draw:enhanced-path="M 0 0 L 21600 0 21600 21600 0 21600 0 0 Z N"/>
        </draw:custom-shape>
        <draw:frame draw:style-name="gr22" draw:text-style-name="P23" draw:layer="layout" svg:width="3.465cm" svg:height="0.683cm" svg:x="2.8cm" svg:y="14cm">
          <draw:text-box>
            <text:p><text:span text:style-name="T8">Nombre Familia :</text:span></text:p>
          </draw:text-box>
        </draw:frame>
        <draw:frame draw:style-name="gr22" draw:text-style-name="P23" draw:layer="layout" svg:width="4.503cm" svg:height="0.683cm" svg:x="2.8cm" svg:y="14.901cm">
          <draw:text-box>
            <text:p><text:span text:style-name="T8">Recargo de la Familia :</text:span></text:p>
          </draw:text-box>
        </draw:frame>
        <draw:custom-shape draw:style-name="gr29" draw:text-style-name="P20" draw:layer="layout" svg:width="1.195cm" svg:height="0.895cm" svg:x="15.405cm" svg:y="19.705cm">
          <text:p text:style-name="P20"><text:span text:style-name="T7">SALI</text:span><text:span text:style-name="T7">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1" draw:layer="layout" svg:width="3.7cm" svg:height="0.5cm" svg:x="6.1cm" svg:y="14.1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2.7cm" svg:height="0.5cm" svg:x="7.1cm" svg:y="15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9.9cm" svg:height="3cm" svg:x="3.1cm" svg:y="16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7cm" svg:height="0.6cm" svg:x="13.46cm" svg:y="16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7cm" svg:height="0.6cm" svg:x="13.46cm" svg:y="17.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7cm" svg:height="0.6cm" svg:x="13.5cm" svg:y="18.1cm">
          <text:p/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2.085cm" svg:height="0.607cm" svg:x="14.215cm" svg:y="16.4cm">
          <draw:text-box>
            <text:p text:style-name="P24"><text:span text:style-name="T9">AGREGAR</text:span></text:p>
          </draw:text-box>
        </draw:frame>
        <draw:frame draw:style-name="gr22" draw:text-style-name="P25" draw:layer="layout" svg:width="1.857cm" svg:height="0.607cm" svg:x="14.216cm" svg:y="17.201cm">
          <draw:text-box>
            <text:p text:style-name="P24"><text:span text:style-name="T9">BORRAR</text:span></text:p>
          </draw:text-box>
        </draw:frame>
        <draw:frame draw:style-name="gr22" draw:text-style-name="P25" draw:layer="layout" svg:width="1.666cm" svg:height="0.607cm" svg:x="14.216cm" svg:y="18.101cm">
          <draw:text-box>
            <text:p text:style-name="P24"><text:span text:style-name="T9">EDITAR</text:span></text:p>
          </draw:text-box>
        </draw:frame>
        <draw:custom-shape draw:style-name="gr36" draw:text-style-name="P26" draw:layer="layout" svg:width="9.9cm" svg:height="0.6cm" svg:x="3.1cm" svg:y="16.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9.9cm" svg:height="0.6cm" svg:x="3.1cm" svg:y="18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9.9cm" svg:height="0.6cm" svg:x="3.1cm" svg:y="19.3cm">
          <text:p/>
          <draw:enhanced-geometry svg:viewBox="0 0 21600 21600" draw:type="rectangle" draw:enhanced-path="M 0 0 L 21600 0 21600 21600 0 21600 0 0 Z N"/>
        </draw:custom-shape>
        <draw:frame draw:style-name="gr22" draw:text-style-name="P23" draw:layer="layout" svg:width="2.056cm" svg:height="0.683cm" svg:x="3.301cm" svg:y="16.101cm">
          <draw:text-box>
            <text:p><text:span text:style-name="T8">Familias </text:span></text:p>
          </draw:text-box>
        </draw:frame>
      </draw:page>
      <draw:page draw:name="Materia Prima y Articulos" draw:style-name="dp1" draw:master-page-name="Predefinito">
        <draw:custom-shape draw:style-name="gr37" draw:text-style-name="P21" draw:layer="layout" svg:width="2cm" svg:height="0.4cm" svg:x="10.3cm" svg:y="15.4cm">
          <text:p text:style-name="P12"><text:span text:style-name="T6">TARI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2.8cm" svg:height="0.5cm" svg:x="4.8cm" svg:y="15.3cm">
          <text:p text:style-name="P12"><text:span text:style-name="T6">MATERI</text:span><text:span text:style-name="T6">A <text:s/></text:span><text:span text:style-name="T6">PRIMA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2cm" svg:height="0.5cm" svg:x="2.8cm" svg:y="4.3cm">
          <text:p text:style-name="P12"><text:span text:style-name="T6">FAMI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7" draw:text-style-name="P18" draw:layer="layout" svg:width="14.699cm" svg:height="0.699cm" svg:x="2.7cm" svg:y="3.5cm" svg:viewBox="0 0 14700 700" svg:d="M0 700v-438c0-131 78-262 156-262h14387c78 0 157 131 157 262v438z">
          <text:p text:style-name="P13"><text:span text:style-name="T2">GESTION DE ARTICULOS</text:span></text:p>
        </draw:path>
        <draw:custom-shape draw:style-name="gr15" draw:text-style-name="P4" draw:layer="layout" svg:width="0.3cm" svg:height="0.3cm" svg:x="2.8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cm" svg:height="0.3cm" svg:x="3.3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cm" svg:height="0.3cm" svg:x="3.8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4.7cm" svg:height="8cm" svg:x="2.7cm" svg:y="4.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2cm" svg:height="0.5cm" svg:x="2.8cm" svg:y="4.3cm">
          <text:p text:style-name="P12"><text:span text:style-name="T6">FAMI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9" draw:layer="layout" svg:width="2.8cm" svg:height="0.5cm" svg:x="4.9cm" svg:y="4.2cm">
          <text:p text:style-name="P12"><text:span text:style-name="T6">MATERIA <text:s/>PRIMA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1" draw:layer="layout" svg:width="3.6cm" svg:height="0.5cm" svg:x="7.9cm" svg:y="4.3cm">
          <text:p text:style-name="P12"><text:span text:style-name="T6">ARTICULOS TARI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3" draw:layer="layout" svg:width="3.465cm" svg:height="0.683cm" svg:x="2.9cm" svg:y="5.1cm">
          <draw:text-box>
            <text:p><text:span text:style-name="T8">Nombre Familia :</text:span></text:p>
          </draw:text-box>
        </draw:frame>
        <draw:frame draw:style-name="gr22" draw:text-style-name="P23" draw:layer="layout" svg:width="4.503cm" svg:height="0.683cm" svg:x="2.9cm" svg:y="6.001cm">
          <draw:text-box>
            <text:p><text:span text:style-name="T8">Recargo de la Familia :</text:span></text:p>
          </draw:text-box>
        </draw:frame>
        <draw:custom-shape draw:style-name="gr29" draw:text-style-name="P14" draw:layer="layout" svg:width="1.195cm" svg:height="0.895cm" svg:x="15.605cm" svg:y="10.805cm">
          <text:p text:style-name="P14"><text:span text:style-name="T3">SAL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1" draw:layer="layout" svg:width="3.7cm" svg:height="0.5cm" svg:x="6.2cm" svg:y="5.2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2.7cm" svg:height="0.5cm" svg:x="7.2cm" svg:y="6.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9.9cm" svg:height="3.6cm" svg:x="3.4cm" svg:y="7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7cm" svg:height="0.6cm" svg:x="13.7cm" svg:y="7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7cm" svg:height="0.6cm" svg:x="13.7cm" svg:y="8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7cm" svg:height="0.6cm" svg:x="13.7cm" svg:y="9.2cm">
          <text:p/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2.085cm" svg:height="0.607cm" svg:x="14.455cm" svg:y="7.5cm">
          <draw:text-box>
            <text:p text:style-name="P24"><text:span text:style-name="T9">AGREGAR</text:span></text:p>
          </draw:text-box>
        </draw:frame>
        <draw:frame draw:style-name="gr22" draw:text-style-name="P25" draw:layer="layout" svg:width="1.857cm" svg:height="0.607cm" svg:x="14.456cm" svg:y="8.301cm">
          <draw:text-box>
            <text:p text:style-name="P24"><text:span text:style-name="T9">BORRAR</text:span></text:p>
          </draw:text-box>
        </draw:frame>
        <draw:frame draw:style-name="gr22" draw:text-style-name="P25" draw:layer="layout" svg:width="1.666cm" svg:height="0.607cm" svg:x="14.456cm" svg:y="9.201cm">
          <draw:text-box>
            <text:p text:style-name="P24"><text:span text:style-name="T9">EDITAR</text:span></text:p>
          </draw:text-box>
        </draw:frame>
        <draw:custom-shape draw:style-name="gr37" draw:text-style-name="P21" draw:layer="layout" svg:width="2cm" svg:height="0.4cm" svg:x="2.8cm" svg:y="4.3cm">
          <text:p text:style-name="P12"><text:span text:style-name="T6">FAMI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14.5cm" svg:height="7.4cm" svg:x="2.8cm" svg:y="4.7cm">
          <text:p/>
          <draw:enhanced-geometry svg:viewBox="0 0 21600 21600" draw:type="rectangle" draw:enhanced-path="M 0 0 L 21600 0 21600 21600 0 21600 0 0 Z N"/>
        </draw:custom-shape>
        <draw:frame draw:style-name="gr22" draw:text-style-name="P23" draw:layer="layout" svg:width="4.486cm" svg:height="0.683cm" svg:x="2.801cm" svg:y="4.9cm">
          <draw:text-box>
            <text:p><text:span text:style-name="T8">Codigo Materia Prima :</text:span></text:p>
          </draw:text-box>
        </draw:frame>
        <draw:frame draw:style-name="gr22" draw:text-style-name="P23" draw:layer="layout" svg:width="4.642cm" svg:height="0.683cm" svg:x="2.801cm" svg:y="5.801cm">
          <draw:text-box>
            <text:p><text:span text:style-name="T8">Nombre Materia Prima :</text:span></text:p>
          </draw:text-box>
        </draw:frame>
        <draw:custom-shape draw:style-name="gr44" draw:text-style-name="P11" draw:layer="layout" svg:width="2.9cm" svg:height="0.5cm" svg:x="7.1cm" svg:y="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1" draw:layer="layout" svg:width="3.499cm" svg:height="0.5cm" svg:x="7.301cm" svg:y="5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7cm" svg:height="0.6cm" svg:x="13.46cm" svg:y="7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7cm" svg:height="0.6cm" svg:x="13.46cm" svg:y="8.7cm">
          <text:p/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2.085cm" svg:height="0.607cm" svg:x="14.215cm" svg:y="7.9cm">
          <draw:text-box>
            <text:p text:style-name="P24"><text:span text:style-name="T9">AGREGAR</text:span></text:p>
          </draw:text-box>
        </draw:frame>
        <draw:frame draw:style-name="gr22" draw:text-style-name="P25" draw:layer="layout" svg:width="1.857cm" svg:height="0.607cm" svg:x="14.216cm" svg:y="8.701cm">
          <draw:text-box>
            <text:p text:style-name="P24"><text:span text:style-name="T9">BORRAR</text:span></text:p>
          </draw:text-box>
        </draw:frame>
        <draw:frame draw:style-name="gr22" draw:text-style-name="P25" draw:layer="layout" svg:width="1.666cm" svg:height="0.607cm" svg:x="14.216cm" svg:y="9.601cm">
          <draw:text-box>
            <text:p text:style-name="P24"><text:span text:style-name="T9">EDITAR</text:span></text:p>
          </draw:text-box>
        </draw:frame>
        <draw:custom-shape draw:style-name="gr29" draw:text-style-name="P14" draw:layer="layout" svg:width="1.195cm" svg:height="0.895cm" svg:x="15.405cm" svg:y="10.405cm">
          <text:p text:style-name="P14"><text:span text:style-name="T3">SAL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3" draw:layer="layout" svg:width="0.7cm" svg:height="0.6cm" svg:x="13.46cm" svg:y="9.6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3" draw:layer="layout" svg:width="9.9cm" svg:height="3cm" svg:x="3.1cm" svg:y="7.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9.9cm" svg:height="0.6cm" svg:x="3.1cm" svg:y="7.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9.9cm" svg:height="0.6cm" svg:x="3.1cm" svg:y="8.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6" draw:layer="layout" svg:width="9.9cm" svg:height="0.6cm" svg:x="3.1cm" svg:y="10cm">
          <text:p/>
          <draw:enhanced-geometry svg:viewBox="0 0 21600 21600" draw:type="rectangle" draw:enhanced-path="M 0 0 L 21600 0 21600 21600 0 21600 0 0 Z N"/>
        </draw:custom-shape>
        <draw:frame draw:style-name="gr22" draw:text-style-name="P23" draw:layer="layout" svg:width="3.038cm" svg:height="0.683cm" svg:x="3.301cm" svg:y="6.802cm">
          <draw:text-box>
            <text:p><text:span text:style-name="T8">Materia Prima </text:span></text:p>
          </draw:text-box>
        </draw:frame>
        <draw:custom-shape draw:style-name="gr39" draw:text-style-name="P21" draw:layer="layout" svg:width="2cm" svg:height="0.5cm" svg:x="3cm" svg:y="15.4cm">
          <text:p text:style-name="P12"><text:span text:style-name="T6">F</text:span><text:span text:style-name="T6">A</text:span><text:span text:style-name="T6">M</text:span><text:span text:style-name="T6">I</text:span><text:span text:style-name="T6">L</text:span><text:span text:style-name="T6">I</text:span><text:span text:style-name="T6">A</text:span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7" draw:text-style-name="P18" draw:layer="layout" svg:width="14.699cm" svg:height="0.699cm" svg:x="2.9cm" svg:y="14.6cm" svg:viewBox="0 0 14700 700" svg:d="M0 700v-438c0-131 78-262 156-262h14387c78 0 157 131 157 262v438z">
          <text:p text:style-name="P13"><text:span text:style-name="T2">GESTION DE ARTICULOS</text:span></text:p>
        </draw:path>
        <draw:custom-shape draw:style-name="gr15" draw:text-style-name="P4" draw:layer="layout" svg:width="0.3cm" svg:height="0.3cm" svg:x="3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cm" svg:height="0.3cm" svg:x="3.5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cm" svg:height="0.3cm" svg:x="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4.7cm" svg:height="8.7cm" svg:x="2.9cm" svg:y="15.3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2cm" svg:height="0.5cm" svg:x="3cm" svg:y="15.4cm">
          <text:p text:style-name="P12"><text:span text:style-name="T6">FAMI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2cm" svg:height="0.5cm" svg:x="8.1cm" svg:y="15.3cm">
          <text:p text:style-name="P12"><text:span text:style-name="T6">A</text:span><text:span text:style-name="T6">R</text:span><text:span text:style-name="T6">T</text:span><text:span text:style-name="T6">I</text:span><text:span text:style-name="T6">C</text:span><text:span text:style-name="T6">U</text:span><text:span text:style-name="T6">L</text:span><text:span text:style-name="T6">O</text:span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3" draw:layer="layout" svg:width="3.465cm" svg:height="0.683cm" svg:x="3.1cm" svg:y="16.2cm">
          <draw:text-box>
            <text:p><text:span text:style-name="T8">Nombre Familia :</text:span></text:p>
          </draw:text-box>
        </draw:frame>
        <draw:frame draw:style-name="gr22" draw:text-style-name="P23" draw:layer="layout" svg:width="4.503cm" svg:height="0.683cm" svg:x="3.1cm" svg:y="17.101cm">
          <draw:text-box>
            <text:p><text:span text:style-name="T8">Recargo de la Familia :</text:span></text:p>
          </draw:text-box>
        </draw:frame>
        <draw:custom-shape draw:style-name="gr29" draw:text-style-name="P14" draw:layer="layout" svg:width="1.195cm" svg:height="0.895cm" svg:x="15.805cm" svg:y="21.905cm">
          <text:p text:style-name="P14"><text:span text:style-name="T3">SAL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1" draw:layer="layout" svg:width="3.7cm" svg:height="0.5cm" svg:x="6.4cm" svg:y="16.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2.7cm" svg:height="0.5cm" svg:x="7.4cm" svg:y="17.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9.9cm" svg:height="3.6cm" svg:x="3.6cm" svg:y="18.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7cm" svg:height="0.6cm" svg:x="13.9cm" svg:y="18.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7cm" svg:height="0.6cm" svg:x="13.9cm" svg:y="19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7cm" svg:height="0.6cm" svg:x="13.9cm" svg:y="20.3cm">
          <text:p/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2.085cm" svg:height="0.607cm" svg:x="14.655cm" svg:y="18.6cm">
          <draw:text-box>
            <text:p text:style-name="P24"><text:span text:style-name="T9">AGREGAR</text:span></text:p>
          </draw:text-box>
        </draw:frame>
        <draw:frame draw:style-name="gr22" draw:text-style-name="P25" draw:layer="layout" svg:width="1.857cm" svg:height="0.607cm" svg:x="14.656cm" svg:y="19.401cm">
          <draw:text-box>
            <text:p text:style-name="P24"><text:span text:style-name="T9">BORRAR</text:span></text:p>
          </draw:text-box>
        </draw:frame>
        <draw:frame draw:style-name="gr22" draw:text-style-name="P25" draw:layer="layout" svg:width="1.666cm" svg:height="0.607cm" svg:x="14.656cm" svg:y="20.301cm">
          <draw:text-box>
            <text:p text:style-name="P24"><text:span text:style-name="T9">EDITAR</text:span></text:p>
          </draw:text-box>
        </draw:frame>
        <draw:custom-shape draw:style-name="gr37" draw:text-style-name="P21" draw:layer="layout" svg:width="2cm" svg:height="0.4cm" svg:x="3cm" svg:y="15.4cm">
          <text:p text:style-name="P12"><text:span text:style-name="T6">FAMI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2" draw:layer="layout" svg:width="14.5cm" svg:height="8.1cm" svg:x="3cm" svg:y="15.8cm">
          <text:p/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2.847cm" svg:height="0.607cm" svg:x="3.001cm" svg:y="16cm">
          <draw:text-box>
            <text:p text:style-name="P27"><text:span text:style-name="T7">Codigo Articulo :</text:span></text:p>
          </draw:text-box>
        </draw:frame>
        <draw:frame draw:style-name="gr22" draw:text-style-name="P28" draw:layer="layout" svg:width="2.864cm" svg:height="0.607cm" svg:x="3.001cm" svg:y="16.501cm">
          <draw:text-box>
            <text:p text:style-name="P27"><text:span text:style-name="T7">Familia Articulo :</text:span></text:p>
          </draw:text-box>
        </draw:frame>
        <draw:custom-shape draw:style-name="gr47" draw:text-style-name="P11" draw:layer="layout" svg:width="2.9cm" svg:height="0.4cm" svg:x="5.7cm" svg:y="1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1.7cm" svg:height="0.7cm" svg:x="3.5cm" svg:y="21.9cm">
          <text:p text:style-name="P13"><text:span text:style-name="T7">A</text:span><text:span text:style-name="T7">G</text:span><text:span text:style-name="T7">R</text:span><text:span text:style-name="T7">E</text:span><text:span text:style-name="T7">G</text:span><text:span text:style-name="T7">A</text:span><text:span text:style-name="T7">R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1.195cm" svg:height="0.695cm" svg:x="8.2cm" svg:y="22.805cm">
          <text:p text:style-name="P20"><text:span text:style-name="T7">SAL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3" draw:layer="layout" svg:width="4cm" svg:height="3cm" svg:x="12.9cm" svg:y="18.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4cm" svg:height="0.6cm" svg:x="12.9cm" svg:y="18.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4cm" svg:height="0.6cm" svg:x="12.9cm" svg:y="19.6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4cm" svg:height="0.6cm" svg:x="12.9cm" svg:y="20.8cm">
          <text:p/>
          <draw:enhanced-geometry svg:viewBox="0 0 21600 21600" draw:type="rectangle" draw:enhanced-path="M 0 0 L 21600 0 21600 21600 0 21600 0 0 Z N"/>
        </draw:custom-shape>
        <draw:frame draw:style-name="gr22" draw:text-style-name="P23" draw:layer="layout" svg:width="1.992cm" svg:height="0.683cm" svg:x="13.5cm" svg:y="17.417cm">
          <draw:text-box>
            <text:p><text:span text:style-name="T8">Articulos</text:span></text:p>
          </draw:text-box>
        </draw:frame>
        <draw:custom-shape draw:style-name="gr37" draw:text-style-name="P21" draw:layer="layout" svg:width="2cm" svg:height="0.4cm" svg:x="3cm" svg:y="15.4cm">
          <text:p text:style-name="P12"><text:span text:style-name="T6">FAMILIA</text:span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.966cm" svg:height="0.607cm" svg:x="8.602cm" svg:y="16cm">
          <draw:text-box>
            <text:p text:style-name="P27"><text:span text:style-name="T7">Nombre Articulo :</text:span></text:p>
          </draw:text-box>
        </draw:frame>
        <draw:custom-shape draw:style-name="gr47" draw:text-style-name="P11" draw:layer="layout" svg:width="2.9cm" svg:height="0.4cm" svg:x="11.401cm" svg:y="1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1.7cm" svg:height="0.7cm" svg:x="5.6cm" svg:y="21.9cm">
          <text:p text:style-name="P13"><text:span text:style-name="T7">EDITAR</text:span></text:p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1.7cm" svg:height="0.7cm" svg:x="7.7cm" svg:y="21.9cm">
          <text:p text:style-name="P13"><text:span text:style-name="T7">BORRA</text:span><text:span text:style-name="T7">R</text:span></text:p>
          <draw:enhanced-geometry svg:viewBox="0 0 21600 21600" draw:type="rectangle" draw:enhanced-path="M 0 0 L 21600 0 21600 21600 0 21600 0 0 Z N"/>
        </draw:custom-shape>
        <draw:custom-shape draw:style-name="gr52" draw:text-style-name="P29" draw:layer="layout" svg:width="4.1cm" svg:height="0.7cm" svg:x="3.5cm" svg:y="22.8cm">
          <text:p text:style-name="P29"><text:span text:style-name="T6">C</text:span><text:span text:style-name="T6">O</text:span><text:span text:style-name="T6">M</text:span><text:span text:style-name="T6">P</text:span><text:span text:style-name="T6">O</text:span><text:span text:style-name="T6">S</text:span><text:span text:style-name="T6">I</text:span><text:span text:style-name="T6">C</text:span><text:span text:style-name="T6">I</text:span><text:span text:style-name="T6">O</text:span><text:span text:style-name="T6">N</text:span><text:span text:style-name="T6"> </text:span><text:span text:style-name="T6">A</text:span><text:span text:style-name="T6">R</text:span><text:span text:style-name="T6">T</text:span><text:span text:style-name="T6">I</text:span><text:span text:style-name="T6">C</text:span><text:span text:style-name="T6">U</text:span><text:span text:style-name="T6">L</text:span><text:span text:style-name="T6">O</text:span><text:span text:style-name="T6">S</text:span></text:p>
          <draw:enhanced-geometry svg:viewBox="0 0 21600 21600" draw:type="rectangle" draw:enhanced-path="M 0 0 L 21600 0 21600 21600 0 21600 0 0 Z N"/>
        </draw:custom-shape>
        <draw:custom-shape draw:style-name="gr53" draw:text-style-name="P22" draw:layer="layout" svg:width="8.9cm" svg:height="4.2cm" svg:x="3.5cm" svg:y="17.5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2.9cm" svg:height="0.4cm" svg:x="5.7cm" svg:y="16.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2.5cm" svg:height="3.3cm" svg:x="3.9cm" svg:y="17.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2.5cm" svg:height="3.3cm" svg:x="9.3cm" svg:y="17.8cm">
          <text:p/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2.805cm" svg:height="0.607cm" svg:x="3.701cm" svg:y="21.102cm">
          <draw:text-box>
            <text:p text:style-name="P27"><text:span text:style-name="T7">Materias Primas</text:span></text:p>
          </draw:text-box>
        </draw:frame>
        <draw:frame draw:style-name="gr22" draw:text-style-name="P28" draw:layer="layout" svg:width="3.503cm" svg:height="0.607cm" svg:x="8.902cm" svg:y="21.103cm">
          <draw:text-box>
            <text:p text:style-name="P27"><text:span text:style-name="T7">Composicion Articulo</text:span></text:p>
          </draw:text-box>
        </draw:frame>
        <draw:custom-shape draw:style-name="gr56" draw:text-style-name="P13" draw:layer="layout" svg:width="1.4cm" svg:height="1.1cm" svg:x="6.9cm" svg:y="19.7cm">
          <text:p/>
          <draw:enhanced-geometry svg:viewBox="0 0 21600 21600" draw:type="rectangle" draw:enhanced-path="M 0 0 L 21600 0 21600 21600 0 21600 0 0 Z N"/>
        </draw:custom-shape>
        <draw:frame draw:style-name="gr57" draw:text-style-name="P13" draw:layer="layout" svg:width="1.1cm" svg:height="0.699cm" svg:x="7cm" svg:y="19.901cm">
          <draw:image xlink:href="Pictures/1000078D0000079600000434DC3F2065388235A1.svg" xlink:type="simple" xlink:show="embed" xlink:actuate="onLoad">
            <text:p/>
          </draw:image>
          <draw:image xlink:href="Pictures/100002010000004900000029820C0EFFCF00E279.png" xlink:type="simple" xlink:show="embed" xlink:actuate="onLoad"/>
        </draw:frame>
        <draw:custom-shape draw:style-name="gr56" draw:text-style-name="P13" draw:layer="layout" svg:width="1.4cm" svg:height="1.1cm" svg:x="6.9cm" svg:y="18.3cm">
          <text:p/>
          <draw:enhanced-geometry svg:viewBox="0 0 21600 21600" draw:type="rectangle" draw:enhanced-path="M 0 0 L 21600 0 21600 21600 0 21600 0 0 Z N"/>
        </draw:custom-shape>
        <draw:frame draw:style-name="gr58" draw:text-style-name="P13" draw:layer="layout" svg:width="0.94cm" svg:height="0.699cm" svg:x="7.2cm" svg:y="18.502cm">
          <draw:image xlink:href="Pictures/1000078D0000079600000434DC3F2065388235A1.svg" xlink:type="simple" xlink:show="embed" xlink:actuate="onLoad">
            <text:p/>
          </draw:image>
          <draw:image xlink:href="Pictures/100002010000004900000029820C0EFFCF00E279.png" xlink:type="simple" xlink:show="embed" xlink:actuate="onLoad"/>
        </draw:frame>
      </draw:page>
      <draw:page draw:name="page4" draw:style-name="dp1" draw:master-page-name="Predefinito">
        <draw:custom-shape draw:style-name="gr37" draw:text-style-name="P21" draw:layer="layout" svg:width="2cm" svg:height="0.4cm" svg:x="10.3cm" svg:y="2.8cm">
          <text:p text:style-name="P12"><text:span text:style-name="T6">TARIF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2.8cm" svg:height="0.5cm" svg:x="4.8cm" svg:y="2.7cm">
          <text:p text:style-name="P12"><text:span text:style-name="T6">MATERIA <text:s/>PRIMA 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1" draw:layer="layout" svg:width="2cm" svg:height="0.5cm" svg:x="3cm" svg:y="2.8cm">
          <text:p text:style-name="P12"><text:span text:style-name="T6">F</text:span><text:span text:style-name="T6">A</text:span><text:span text:style-name="T6">M</text:span><text:span text:style-name="T6">IL</text:span><text:span text:style-name="T6">IA</text:span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27" draw:text-style-name="P18" draw:layer="layout" svg:width="14.699cm" svg:height="0.699cm" svg:x="2.9cm" svg:y="2cm" svg:viewBox="0 0 14700 700" svg:d="M0 700v-438c0-131 78-262 156-262h14387c78 0 157 131 157 262v438z">
          <text:p text:style-name="P13"><text:span text:style-name="T2">GESTI</text:span><text:span text:style-name="T2">ON DE </text:span><text:span text:style-name="T2">ARTIC</text:span><text:span text:style-name="T2">ULOS</text:span></text:p>
        </draw:path>
        <draw:custom-shape draw:style-name="gr15" draw:text-style-name="P4" draw:layer="layout" svg:width="0.3cm" svg:height="0.3cm" svg:x="3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cm" svg:height="0.3cm" svg:x="3.5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draw:layer="layout" svg:width="0.3cm" svg:height="0.3cm" svg:x="4cm" svg:y="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5" draw:layer="layout" svg:width="14.7cm" svg:height="8.7cm" svg:x="2.9cm" svg:y="2.7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2cm" svg:height="0.5cm" svg:x="3cm" svg:y="2.8cm">
          <text:p text:style-name="P12"><text:span text:style-name="T6">F</text:span><text:span text:style-name="T6">A</text:span><text:span text:style-name="T6">M</text:span><text:span text:style-name="T6">IL</text:span><text:span text:style-name="T6">IA</text:span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9" draw:layer="layout" svg:width="2cm" svg:height="0.5cm" svg:x="8.1cm" svg:y="2.7cm">
          <text:p text:style-name="P12"><text:span text:style-name="T6">A</text:span><text:span text:style-name="T6">R</text:span><text:span text:style-name="T6">TI</text:span><text:span text:style-name="T6">C</text:span><text:span text:style-name="T6">U</text:span><text:span text:style-name="T6">L</text:span><text:span text:style-name="T6">O</text:span><text:span text:style-name="T6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3" draw:layer="layout" svg:width="3.465cm" svg:height="0.683cm" svg:x="3.1cm" svg:y="3.6cm">
          <draw:text-box>
            <text:p><text:span text:style-name="T8">Nombre Familia :</text:span></text:p>
          </draw:text-box>
        </draw:frame>
        <draw:frame draw:style-name="gr22" draw:text-style-name="P23" draw:layer="layout" svg:width="4.503cm" svg:height="0.683cm" svg:x="3.1cm" svg:y="4.501cm">
          <draw:text-box>
            <text:p><text:span text:style-name="T8">Recargo </text:span><text:span text:style-name="T8">de la </text:span><text:span text:style-name="T8">Familia :</text:span></text:p>
          </draw:text-box>
        </draw:frame>
        <draw:custom-shape draw:style-name="gr29" draw:text-style-name="P14" draw:layer="layout" svg:width="1.195cm" svg:height="0.895cm" svg:x="15.805cm" svg:y="9.305cm">
          <text:p text:style-name="P14"><text:span text:style-name="T3">SAL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11" draw:layer="layout" svg:width="3.7cm" svg:height="0.5cm" svg:x="6.4cm" svg:y="3.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2.7cm" svg:height="0.5cm" svg:x="7.4cm" svg:y="4.6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13" draw:layer="layout" svg:width="9.9cm" svg:height="3.6cm" svg:x="3.6cm" svg:y="5.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7cm" svg:height="0.6cm" svg:x="13.9cm" svg:y="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7cm" svg:height="0.6cm" svg:x="13.9cm" svg:y="6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3" draw:layer="layout" svg:width="0.7cm" svg:height="0.6cm" svg:x="13.9cm" svg:y="7.7cm">
          <text:p/>
          <draw:enhanced-geometry svg:viewBox="0 0 21600 21600" draw:type="rectangle" draw:enhanced-path="M 0 0 L 21600 0 21600 21600 0 21600 0 0 Z N"/>
        </draw:custom-shape>
        <draw:frame draw:style-name="gr22" draw:text-style-name="P25" draw:layer="layout" svg:width="2.085cm" svg:height="0.607cm" svg:x="14.655cm" svg:y="6cm">
          <draw:text-box>
            <text:p text:style-name="P24"><text:span text:style-name="T9">AGREGAR</text:span></text:p>
          </draw:text-box>
        </draw:frame>
        <draw:frame draw:style-name="gr22" draw:text-style-name="P25" draw:layer="layout" svg:width="1.857cm" svg:height="0.607cm" svg:x="14.656cm" svg:y="6.801cm">
          <draw:text-box>
            <text:p text:style-name="P24"><text:span text:style-name="T9">BORRAR</text:span></text:p>
          </draw:text-box>
        </draw:frame>
        <draw:frame draw:style-name="gr22" draw:text-style-name="P25" draw:layer="layout" svg:width="1.666cm" svg:height="0.607cm" svg:x="14.656cm" svg:y="7.701cm">
          <draw:text-box>
            <text:p text:style-name="P24"><text:span text:style-name="T9">EDITAR</text:span></text:p>
          </draw:text-box>
        </draw:frame>
        <draw:custom-shape draw:style-name="gr37" draw:text-style-name="P21" draw:layer="layout" svg:width="2cm" svg:height="0.4cm" svg:x="3cm" svg:y="2.8cm">
          <text:p text:style-name="P12"><text:span text:style-name="T6">FAMI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2" draw:layer="layout" svg:width="14.5cm" svg:height="8.1cm" svg:x="3cm" svg:y="3.2cm">
          <text:p/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2.847cm" svg:height="0.607cm" svg:x="3.001cm" svg:y="3.4cm">
          <draw:text-box>
            <text:p text:style-name="P27"><text:span text:style-name="T7">Codigo Articulo :</text:span></text:p>
          </draw:text-box>
        </draw:frame>
        <draw:frame draw:style-name="gr22" draw:text-style-name="P28" draw:layer="layout" svg:width="2.864cm" svg:height="0.607cm" svg:x="3.001cm" svg:y="3.901cm">
          <draw:text-box>
            <text:p text:style-name="P27"><text:span text:style-name="T7">Familia Articulo :</text:span></text:p>
          </draw:text-box>
        </draw:frame>
        <draw:custom-shape draw:style-name="gr47" draw:text-style-name="P11" draw:layer="layout" svg:width="2.9cm" svg:height="0.4cm" svg:x="5.7cm" svg:y="3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1.7cm" svg:height="0.7cm" svg:x="3.5cm" svg:y="9.3cm">
          <text:p text:style-name="P13"><text:span text:style-name="T7">AGREGAR</text:span></text:p>
          <draw:enhanced-geometry svg:viewBox="0 0 21600 21600" draw:type="rectangle" draw:enhanced-path="M 0 0 L 21600 0 21600 21600 0 21600 0 0 Z N"/>
        </draw:custom-shape>
        <draw:custom-shape draw:style-name="gr49" draw:text-style-name="P20" draw:layer="layout" svg:width="1.195cm" svg:height="0.695cm" svg:x="8.2cm" svg:y="10.205cm">
          <text:p text:style-name="P20"><text:span text:style-name="T7">SALI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0" draw:text-style-name="P13" draw:layer="layout" svg:width="4cm" svg:height="3cm" svg:x="12.9cm" svg:y="5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4cm" svg:height="0.6cm" svg:x="12.9cm" svg:y="5.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4cm" svg:height="0.6cm" svg:x="12.9cm" svg:y="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6" draw:layer="layout" svg:width="4cm" svg:height="0.6cm" svg:x="12.9cm" svg:y="8.2cm">
          <text:p/>
          <draw:enhanced-geometry svg:viewBox="0 0 21600 21600" draw:type="rectangle" draw:enhanced-path="M 0 0 L 21600 0 21600 21600 0 21600 0 0 Z N"/>
        </draw:custom-shape>
        <draw:frame draw:style-name="gr22" draw:text-style-name="P23" draw:layer="layout" svg:width="1.992cm" svg:height="0.683cm" svg:x="13.5cm" svg:y="4.817cm">
          <draw:text-box>
            <text:p><text:span text:style-name="T8">Articulos</text:span></text:p>
          </draw:text-box>
        </draw:frame>
        <draw:custom-shape draw:style-name="gr37" draw:text-style-name="P21" draw:layer="layout" svg:width="2cm" svg:height="0.4cm" svg:x="3cm" svg:y="2.8cm">
          <text:p text:style-name="P12"><text:span text:style-name="T6">FAMILI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28" draw:layer="layout" svg:width="2.966cm" svg:height="0.607cm" svg:x="8.602cm" svg:y="3.4cm">
          <draw:text-box>
            <text:p text:style-name="P27"><text:span text:style-name="T7">Nombre Articulo :</text:span></text:p>
          </draw:text-box>
        </draw:frame>
        <draw:custom-shape draw:style-name="gr47" draw:text-style-name="P11" draw:layer="layout" svg:width="2.9cm" svg:height="0.4cm" svg:x="11.401cm" svg:y="3.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1.7cm" svg:height="0.7cm" svg:x="5.6cm" svg:y="9.3cm">
          <text:p text:style-name="P13"><text:span text:style-name="T7">EDITAR</text:span></text:p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1.7cm" svg:height="0.7cm" svg:x="7.7cm" svg:y="9.3cm">
          <text:p text:style-name="P13"><text:span text:style-name="T7">BORRAR</text:span></text:p>
          <draw:enhanced-geometry svg:viewBox="0 0 21600 21600" draw:type="rectangle" draw:enhanced-path="M 0 0 L 21600 0 21600 21600 0 21600 0 0 Z N"/>
        </draw:custom-shape>
        <draw:custom-shape draw:style-name="gr52" draw:text-style-name="P29" draw:layer="layout" svg:width="4.1cm" svg:height="0.7cm" svg:x="3.5cm" svg:y="10.2cm">
          <text:p text:style-name="P29"><text:span text:style-name="T6">COMPOSICION ARTICULOS</text:span></text:p>
          <draw:enhanced-geometry svg:viewBox="0 0 21600 21600" draw:type="rectangle" draw:enhanced-path="M 0 0 L 21600 0 21600 21600 0 21600 0 0 Z N"/>
        </draw:custom-shape>
        <draw:custom-shape draw:style-name="gr59" draw:text-style-name="P22" draw:layer="layout" svg:width="8.9cm" svg:height="4.2cm" svg:x="3.5cm" svg:y="4.9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30" draw:layer="layout" svg:width="2.9cm" svg:height="0.4cm" svg:x="5.7cm" svg:y="4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2.5cm" svg:height="3.3cm" svg:x="3.9cm" svg:y="5.2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2.5cm" svg:height="3.3cm" svg:x="9.3cm" svg:y="5.2cm">
          <text:p/>
          <draw:enhanced-geometry svg:viewBox="0 0 21600 21600" draw:type="rectangle" draw:enhanced-path="M 0 0 L 21600 0 21600 21600 0 21600 0 0 Z N"/>
        </draw:custom-shape>
        <draw:frame draw:style-name="gr22" draw:text-style-name="P28" draw:layer="layout" svg:width="2.805cm" svg:height="0.607cm" svg:x="3.701cm" svg:y="8.502cm">
          <draw:text-box>
            <text:p text:style-name="P27"><text:span text:style-name="T7">Materias Primas</text:span></text:p>
          </draw:text-box>
        </draw:frame>
        <draw:frame draw:style-name="gr22" draw:text-style-name="P28" draw:layer="layout" svg:width="3.503cm" svg:height="0.607cm" svg:x="8.902cm" svg:y="8.503cm">
          <draw:text-box>
            <text:p text:style-name="P27"><text:span text:style-name="T7">Composicion Articulo</text:span></text:p>
          </draw:text-box>
        </draw:frame>
        <draw:custom-shape draw:style-name="gr56" draw:text-style-name="P13" draw:layer="layout" svg:width="1.4cm" svg:height="1.1cm" svg:x="6.9cm" svg:y="7.1cm">
          <text:p/>
          <draw:enhanced-geometry svg:viewBox="0 0 21600 21600" draw:type="rectangle" draw:enhanced-path="M 0 0 L 21600 0 21600 21600 0 21600 0 0 Z N"/>
        </draw:custom-shape>
        <draw:frame draw:style-name="gr57" draw:text-style-name="P13" draw:layer="layout" svg:width="1.1cm" svg:height="0.699cm" svg:x="7cm" svg:y="7.301cm">
          <draw:image xlink:href="Pictures/1000078D0000079600000434DC3F2065388235A1.svg" xlink:type="simple" xlink:show="embed" xlink:actuate="onLoad">
            <text:p/>
          </draw:image>
          <draw:image xlink:href="Pictures/100002010000004900000029820C0EFFCF00E279.png" xlink:type="simple" xlink:show="embed" xlink:actuate="onLoad"/>
        </draw:frame>
        <draw:custom-shape draw:style-name="gr56" draw:text-style-name="P13" draw:layer="layout" svg:width="1.4cm" svg:height="1.1cm" svg:x="6.9cm" svg:y="5.7cm">
          <text:p/>
          <draw:enhanced-geometry svg:viewBox="0 0 21600 21600" draw:type="rectangle" draw:enhanced-path="M 0 0 L 21600 0 21600 21600 0 21600 0 0 Z N"/>
        </draw:custom-shape>
        <draw:frame draw:style-name="gr58" draw:text-style-name="P13" draw:layer="layout" svg:width="0.94cm" svg:height="0.699cm" svg:x="7.2cm" svg:y="5.902cm">
          <draw:image xlink:href="Pictures/1000078D0000079600000434DC3F2065388235A1.svg" xlink:type="simple" xlink:show="embed" xlink:actuate="onLoad">
            <text:p/>
          </draw:image>
          <draw:image xlink:href="Pictures/100002010000004900000029820C0EFFCF00E279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04T21:18:19</meta:creation-date>
    <dc:date>2017-12-12T18:46:26.245517074</dc:date>
    <meta:editing-duration>PT2H24M15S</meta:editing-duration>
    <meta:editing-cycles>68</meta:editing-cycles>
    <meta:generator>LibreOffice/5.4.2.2$Linux_X86_64 LibreOffice_project/40m0$Build-2</meta:generator>
    <meta:document-statistic meta:object-count="225"/>
  </office:meta>
</office:document-meta>
</file>